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1mm"/>
    </style:style>
    <style:style style:name="co2" style:family="table-column">
      <style:table-column-properties fo:break-before="auto" style:column-width="84.26mm"/>
    </style:style>
    <style:style style:name="co3" style:family="table-column">
      <style:table-column-properties fo:break-before="auto" style:column-width="308.86mm"/>
    </style:style>
    <style:style style:name="co4" style:family="table-column">
      <style:table-column-properties fo:break-before="auto" style:column-width="16.76mm"/>
    </style:style>
    <style:style style:name="co5" style:family="table-column">
      <style:table-column-properties fo:break-before="auto" style:column-width="55.33mm"/>
    </style:style>
    <style:style style:name="co6" style:family="table-column">
      <style:table-column-properties fo:break-before="auto" style:column-width="21.47mm"/>
    </style:style>
    <style:style style:name="co7" style:family="table-column">
      <style:table-column-properties fo:break-before="auto" style:column-width="15.58mm"/>
    </style:style>
    <style:style style:name="co8" style:family="table-column">
      <style:table-column-properties fo:break-before="auto" style:column-width="39.56mm"/>
    </style:style>
    <style:style style:name="co9" style:family="table-column">
      <style:table-column-properties fo:break-before="auto" style:column-width="46.39mm"/>
    </style:style>
    <style:style style:name="co10" style:family="table-column">
      <style:table-column-properties fo:break-before="auto" style:column-width="42.16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élépho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Région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Code Postal</text:p>
          </table:table-cell>
          <table:table-cell table:style-name="ce4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q de compétition</text:p>
          </table:table-cell>
          <table:table-cell office:value-type="string" calcext:value-type="string">
            <text:p>donne coq de compétition, peu servi, dans son j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q@gmoul.com</text:p>
          </table:table-cell>
          <table:table-cell office:value-type="string" calcext:value-type="string">
            <text:p>NULL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Pays <text:s/>de la loire</text:p>
          </table:table-cell>
          <table:table-cell office:value-type="string" calcext:value-type="string">
            <text:p>Nantes</text:p>
          </table:table-cell>
          <table:table-cell office:value-type="float" office:value="44000" calcext:value-type="float">
            <text:p>4400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dinateur transportable</text:p>
          </table:table-cell>
          <table:table-cell office:value-type="string" calcext:value-type="string">
            <text:p>ordinateur transportable 23 pouces de marque soni, remis à zéro pour la vent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ob@bobo.org</text:p>
          </table:table-cell>
          <table:table-cell office:value-type="float" office:value="601010101" calcext:value-type="float">
            <text:p>601010101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Carquefou</text:p>
          </table:table-cell>
          <table:table-cell office:value-type="float" office:value="44470" calcext:value-type="float">
            <text:p>4447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t à barreaux</text:p>
          </table:table-cell>
          <table:table-cell office:value-type="string" calcext:value-type="string">
            <text:p>lit bébé à barreaux blanc, vendu sans matelas et sans bébé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b@bobo.org</text:p>
          </table:table-cell>
          <table:table-cell office:value-type="float" office:value="601010101" calcext:value-type="float">
            <text:p>601010101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Ameublement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Carquefou</text:p>
          </table:table-cell>
          <table:table-cell office:value-type="float" office:value="44470" calcext:value-type="float">
            <text:p>4447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partment au bord de la mer</text:p>
          </table:table-cell>
          <table:table-cell office:value-type="string" calcext:value-type="string">
            <text:p>appartement T4 en bord de mer pour sénor avertis, trois chambres, 2 caves, 5 places de parking et piste d'attérissage pour hélicoptère</text:p>
          </table:table-cell>
          <table:table-cell office:value-type="float" office:value="450000" calcext:value-type="float">
            <text:p>450000</text:p>
          </table:table-cell>
          <table:table-cell office:value-type="string" calcext:value-type="string">
            <text:p>crevette@pornic.com</text:p>
          </table:table-cell>
          <table:table-cell office:value-type="float" office:value="826262626" calcext:value-type="float">
            <text:p>826262626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Immobilier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ornic</text:p>
          </table:table-cell>
          <table:table-cell office:value-type="float" office:value="44210" calcext:value-type="float">
            <text:p>4421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tes pokémon collector ultra rares</text:p>
          </table:table-cell>
          <table:table-cell office:value-type="string" calcext:value-type="string">
            <text:p>lot de 5 cartes pokémon rares comprenant un pikachou et deux rondoudons</text:p>
          </table:table-cell>
          <table:table-cell office:value-type="string" calcext:value-type="string">
            <text:p>faire offre</text:p>
          </table:table-cell>
          <table:table-cell office:value-type="string" calcext:value-type="string">
            <text:p>arthur@lol.gro</text:p>
          </table:table-cell>
          <table:table-cell office:value-type="string" calcext:value-type="string">
            <text:p>NULL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Jeux &amp; Jouets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Aix-en-Provence</text:p>
          </table:table-cell>
          <table:table-cell office:value-type="float" office:value="13100" calcext:value-type="float">
            <text:p>1310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us vétements petit navire</text:p>
          </table:table-cell>
          <table:table-cell office:value-type="string" calcext:value-type="string">
            <text:p>ensemble de culottes blanches de la marque petit navire, produit absolument original, quelques taches sont présentes mais rien de gra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thur@lol.gro</text:p>
          </table:table-cell>
          <table:table-cell office:value-type="string" calcext:value-type="string">
            <text:p>NULL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Vétements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Aix-en-Provence</text:p>
          </table:table-cell>
          <table:table-cell office:value-type="float" office:value="13100" calcext:value-type="float">
            <text:p>1310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at 500 aménagée en Camping Car</text:p>
          </table:table-cell>
          <table:table-cell office:value-type="string" calcext:value-type="string">
            <text:p>Fiat 500, carte grise 12 places aménagée camping car avec lit 3 places, auvent et evier/frigo intégré dans la banquette arriè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anding@cci.fr</text:p>
          </table:table-cell>
          <table:table-cell office:value-type="float" office:value="645464748" calcext:value-type="float">
            <text:p>645464748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Véhicules</text:p>
          </table:table-cell>
          <table:table-cell office:value-type="string" calcext:value-type="string">
            <text:p>Guyanne</text:p>
          </table:table-cell>
          <table:table-cell office:value-type="string" calcext:value-type="string">
            <text:p>Cayenne</text:p>
          </table:table-cell>
          <table:table-cell office:value-type="float" office:value="97300" calcext:value-type="float">
            <text:p>9730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rs particulier de Nyotaimori</text:p>
          </table:table-cell>
          <table:table-cell office:value-type="string" calcext:value-type="string">
            <text:p>propose cours particulier de Nyotaimori, avec ou sens wasab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none.bala@voi.ne</text:p>
          </table:table-cell>
          <table:table-cell office:value-type="float" office:value="633940594" calcext:value-type="float">
            <text:p>633940594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La roche sur Yon</text:p>
          </table:table-cell>
          <table:table-cell office:value-type="float" office:value="85000" calcext:value-type="float">
            <text:p>8500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èves de paque</text:p>
          </table:table-cell>
          <table:table-cell office:value-type="string" calcext:value-type="string">
            <text:p>lot de fèves dora l'exploratrice usagées, à finir de nettoy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q@gmoul.com</text:p>
          </table:table-cell>
          <table:table-cell office:value-type="string" calcext:value-type="string">
            <text:p>NULL</text:p>
          </table:table-cell>
          <table:table-cell office:value-type="date" office:date-value="2016-02-06" calcext:value-type="date">
            <text:p>06/02/16</text:p>
          </table:table-cell>
          <table:table-cell office:value-type="string" calcext:value-type="string">
            <text:p>Animaux</text:p>
          </table:table-cell>
          <table:table-cell office:value-type="string" calcext:value-type="string">
            <text:p>Pays <text:s/>de la loire</text:p>
          </table:table-cell>
          <table:table-cell office:value-type="string" calcext:value-type="string">
            <text:p>Nantes</text:p>
          </table:table-cell>
          <table:table-cell office:value-type="float" office:value="44000" calcext:value-type="float">
            <text:p>4400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pin de noel</text:p>
          </table:table-cell>
          <table:table-cell office:value-type="string" calcext:value-type="string">
            <text:p>vend cause no crois plus au pere noel, un sapin en plastique avec son lot de boules et plusieurs guirlandes lumineus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igitteu@edu.gouv</text:p>
          </table:table-cell>
          <table:table-cell office:value-type="string" calcext:value-type="string">
            <text:p>NULL</text:p>
          </table:table-cell>
          <table:table-cell office:value-type="date" office:date-value="2016-02-06" calcext:value-type="date">
            <text:p>06/02/16</text:p>
          </table:table-cell>
          <table:table-cell office:value-type="string" calcext:value-type="string">
            <text:p>Décoration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Aix-en-Provence</text:p>
          </table:table-cell>
          <table:table-cell office:value-type="float" office:value="13100" calcext:value-type="float">
            <text:p>1310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ssette vidéo ayant appartenu à François Mitterand</text:p>
          </table:table-cell>
          <table:table-cell office:value-type="string" calcext:value-type="string">
            <text:p>cassette vidéo vierge certifiée etre passée dans les mains de notre feu président, aucune idée du film...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on@ce.pr</text:p>
          </table:table-cell>
          <table:table-cell office:value-type="string" calcext:value-type="string">
            <text:p>NULL</text:p>
          </table:table-cell>
          <table:table-cell office:value-type="date" office:date-value="2016-02-06" calcext:value-type="date">
            <text:p>06/02/16</text:p>
          </table:table-cell>
          <table:table-cell office:value-type="string" calcext:value-type="string">
            <text:p>Image &amp; son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Saint-Julien-de-Concelles</text:p>
          </table:table-cell>
          <table:table-cell office:value-type="float" office:value="44450" calcext:value-type="float">
            <text:p>4445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martefone samsoung</text:p>
          </table:table-cell>
          <table:table-cell office:value-type="string" calcext:value-type="string">
            <text:p>je souhaite vendre, cause triple emploi, un smartefone samsoung absolument neuf et qui a servi 2 ans. Vendu sans batterie, carte sim et écouteurs stéréau. bloqué opérateur lidl mobi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rthur@lol.gro</text:p>
          </table:table-cell>
          <table:table-cell office:value-type="string" calcext:value-type="string">
            <text:p>NULL</text:p>
          </table:table-cell>
          <table:table-cell office:value-type="date" office:date-value="2016-02-06" calcext:value-type="date">
            <text:p>06/02/16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Aix-en-Provence</text:p>
          </table:table-cell>
          <table:table-cell office:value-type="float" office:value="13100" calcext:value-type="float">
            <text:p>13100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élo à réparer</text:p>
          </table:table-cell>
          <table:table-cell office:value-type="string" calcext:value-type="string">
            <text:p>je me sépare de mon fidèle desprier, quelques travaux à prévoir: roues, cadre, frein, selle, pneus, pédalier et chaine sont probablement à changer. Affaire à saisir!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ck.lang@pouf.pif</text:p>
          </table:table-cell>
          <table:table-cell office:value-type="string" calcext:value-type="string">
            <text:p>NULL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Véhicules</text:p>
          </table:table-cell>
          <table:table-cell office:value-type="string" calcext:value-type="string">
            <text:p>Payse de la loire</text:p>
          </table:table-cell>
          <table:table-cell office:value-type="string" calcext:value-type="string">
            <text:p>Piriac-sur-Mer</text:p>
          </table:table-cell>
          <table:table-cell office:value-type="float" office:value="44420" calcext:value-type="float">
            <text:p>44420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bre multi-centenaire</text:p>
          </table:table-cell>
          <table:table-cell office:value-type="string" calcext:value-type="string">
            <text:p>arbre très vieux, je sais pas ce que c'est mais c'est vieux. A venir chercher sur place, prévoir un pel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cque.haricot@magique.conte</text:p>
          </table:table-cell>
          <table:table-cell office:value-type="string" calcext:value-type="string">
            <text:p>NULL</text:p>
          </table:table-cell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Saint-Nazaire</text:p>
          </table:table-cell>
          <table:table-cell office:value-type="float" office:value="44600" calcext:value-type="float">
            <text:p>4460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ercices corrigés de base de données</text:p>
          </table:table-cell>
          <table:table-cell office:value-type="string" calcext:value-type="string">
            <text:p>je met à disposition, contre un petit repas chaleureux agrémenté de boissons agréables, l'ensemble des sujets corrigés du cours de base de données en Licence 1 de l'université de Nan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mepaspeur@etu.univ-nantes.fr</text:p>
          </table:table-cell>
          <table:table-cell office:value-type="string" calcext:value-type="string">
            <text:p>NULL</text:p>
          </table:table-cell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Chéméré</text:p>
          </table:table-cell>
          <table:table-cell office:value-type="float" office:value="44040" calcext:value-type="float">
            <text:p>4404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-shirt britney spears</text:p>
          </table:table-cell>
          <table:table-cell office:value-type="string" calcext:value-type="string">
            <text:p>Cause déménagement, je cède à contre coeur, snif, mon t-shirt collector Britney Spears, baby one more time special tour. Objet rare sur le marché, faire offre en accord avec sa valeur sentimenta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tney@love.actually</text:p>
          </table:table-cell>
          <table:table-cell office:value-type="string" calcext:value-type="string">
            <text:p><text:s/>NULL</text:p>
          </table:table-cell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Vétements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aimbœuf</text:p>
          </table:table-cell>
          <table:table-cell office:value-type="float" office:value="44116" calcext:value-type="float">
            <text:p>44116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x4 de luxe</text:p>
          </table:table-cell>
          <table:table-cell office:value-type="string" calcext:value-type="string">
            <text:p>Suite à un controle fiscal, je vend mon 4x4 de luxe toutes options : accoudoirs chauffants, jantes en bois de chène, aileron sport en titane-carbone, etc.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ean.rapetou@magouille.fr</text:p>
          </table:table-cell>
          <table:table-cell office:value-type="string" calcext:value-type="string">
            <text:p>NULL</text:p>
          </table:table-cell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Véhicules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La Turballe</text:p>
          </table:table-cell>
          <table:table-cell office:value-type="float" office:value="211" calcext:value-type="float">
            <text:p>211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ison bourgeoise</text:p>
          </table:table-cell>
          <table:table-cell office:value-type="string" calcext:value-type="string">
            <text:p>Madame et moi-meme souhaiterions nous séparer de notre pied à terre nantais. Il s'agit d'une maison bourgeoise avec 12 chambres, 6 salles de bain et 1 canapé blanc en cuir de vachette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our.geois@riche.dollar</text:p>
          </table:table-cell>
          <table:table-cell office:value-type="float" office:value="9999999999" calcext:value-type="float">
            <text:p>9999999999</text:p>
          </table:table-cell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Immobilier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Nantes</text:p>
          </table:table-cell>
          <table:table-cell office:value-type="float" office:value="44000" calcext:value-type="float">
            <text:p>44000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ou numérique</text:p>
          </table:table-cell>
          <table:table-cell office:value-type="string" calcext:value-type="string">
            <text:p>vends un kazou numérique fender à double fre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ck.lang@pouf.pif</text:p>
          </table:table-cell>
          <table:table-cell office:value-type="string" calcext:value-type="string">
            <text:p>NULL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Instruments de Musique</text:p>
          </table:table-cell>
          <table:table-cell office:value-type="string" calcext:value-type="string">
            <text:p>Pays de la loire</text:p>
          </table:table-cell>
          <table:table-cell office:value-type="string" calcext:value-type="string">
            <text:p>Piriac-sur-Mer</text:p>
          </table:table-cell>
          <table:table-cell office:value-type="float" office:value="44420" calcext:value-type="float">
            <text:p>44420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inateur de landing</text:p>
          </table:table-cell>
          <table:table-cell office:value-type="string" calcext:value-type="string">
            <text:p>vend cause double emploi, ordinateur de landing de compétition avec clavier, écran,cables et webcam.Très peu servi, sauf projet Jav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nding@cci.fr</text:p>
          </table:table-cell>
          <table:table-cell office:value-type="float" office:value="645464748" calcext:value-type="float">
            <text:p>645464748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Guyanne</text:p>
          </table:table-cell>
          <table:table-cell office:value-type="string" calcext:value-type="string">
            <text:p>Cayenne</text:p>
          </table:table-cell>
          <table:table-cell office:value-type="float" office:value="97300" calcext:value-type="float">
            <text:p>9730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5:53:08.791834000</meta:creation-date>
    <dc:date>2016-02-24T15:59:35.238458000</dc:date>
    <meta:editing-duration>PT6M24S</meta:editing-duration>
    <meta:editing-cycles>6</meta:editing-cycles>
    <meta:generator>LibreOffice/5.0.3.2$MacOSX_X86_64 LibreOffice_project/e5f16313668ac592c1bfb310f4390624e3dbfb75</meta:generator>
    <meta:document-statistic meta:table-count="1" meta:cell-count="231" meta:object-count="0"/>
  </office:meta>
</office:document-meta>
</file>